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875cm"/>
    </style:style>
    <style:style style:name="Table1.D" style:family="table-column">
      <style:table-column-properties style:column-width="0.612cm"/>
    </style:style>
    <style:style style:name="Table1.E" style:family="table-column">
      <style:table-column-properties style:column-width="0.78cm"/>
    </style:style>
    <style:style style:name="Table1.F" style:family="table-column">
      <style:table-column-properties style:column-width="7.93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5.921cm" fo:margin-top="0cm" fo:margin-bottom="0cm" table:align="margins" style:shadow="none" style:may-break-between-rows="false"/>
    </style:style>
    <style:style style:name="Table4.A" style:family="table-column">
      <style:table-column-properties style:column-width="15.921cm" style:rel-column-width="65535*"/>
    </style:style>
    <style:style style:name="Table4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19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0">BA-11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5"/>
            <text:p text:style-name="P6">BERITA ACARA</text:p>
            <text:p text:style-name="P6">PELAKSANAAN PERINTAH PENGALIHAN</text:p>
            <text:p text:style-name="P6">JENIS PENAHAN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9">Pada hari ini {nama_hari} tanggal {tgl_surat_terbilang}, saya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Nama{isi1}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ama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NIP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5">{nip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Pangkat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5">{pangkat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>Jaksa Penuntut Umum dalam perkara an. Terdakwa {isi2}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nama_tersangk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empat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umur}/ {tgl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jenis_kelami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kewarganegara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lamat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gam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kerjaan}</text:p>
          </table:table-cell>
          <table:covered-table-cell/>
        </table:table-row>
        <table:table-row>
          <table:table-cell table:style-name="Table1.A1" table:number-rows-spanned="4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ndidikan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tahan sejak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3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Tahanan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4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Perkara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5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4">Berdasarkan Surat Perintah Kepala {nama_satker} Nomor {isi6} tanggal {isi7} telah mengalihkan jenis penahanan terdakwa yang melanggar pasal {isi8} dari penahanan {isi9} menjadi penahanan {isi10} terhitung mulai tanggal {isi11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9">Pengalihan jenis penahanan ini dilakukan karena syarat-syarat yang ditentukan oleh Undang-Undang, tingkat penyelesaian perkara, keadaan terdakwa dan situasi masyarakat setempat telah terpenuhi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9">Demikianlah Berita Acara ini dibuat dengan sebenarnya atas kekuatan sumpah jabatan dan untuk memperkuatnya terdakwa membubuhkan tanda tangannya.</text:p>
            <text:p text:style-name="P19">Berita Acara ini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Terdakwa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1" office:value-type="string">
                  <text:p text:style-name="P3">{nama_tersangka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6">Jaksa Penuntut Umum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3">{nama}</text:p>
                  <text:p text:style-name="P3">{pangkat}/ NIP. {nip}</text:p>
                </table:table-cell>
              </table:table-row>
            </table:table>
            <text:p text:style-name="P8"/>
          </table:table-cell>
        </table:table-row>
      </table:table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8">Kepala Rutan</text:p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4.A1" office:value-type="string">
            <text:p text:style-name="P3">{isi12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31T15:17:01.75</dc:date>
    <meta:editing-cycles>29</meta:editing-cycles>
    <meta:editing-duration>PT18H52M25S</meta:editing-duration>
    <meta:document-statistic meta:table-count="4" meta:image-count="0" meta:object-count="0" meta:page-count="2" meta:paragraph-count="64" meta:word-count="180" meta:character-count="1320"/>
    <meta:template xlink:type="simple" xlink:actuate="onRequest" xlink:title="" xlink:href="../pidsus14report.odt/Normal.dotm"/>
  </office:meta>
</office:document-meta>
</file>